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4" style:family="paragraph" style:parent-style-name="Standard">
      <style:text-properties officeooo:rsid="00f413d5" officeooo:paragraph-rsid="00f413d5"/>
    </style:style>
    <style:style style:name="P15" style:family="paragraph" style:parent-style-name="Standard">
      <style:text-properties officeooo:rsid="00f413d5" officeooo:paragraph-rsid="00fdea2b"/>
    </style:style>
    <style:style style:name="P16" style:family="paragraph" style:parent-style-name="Standard">
      <style:text-properties officeooo:rsid="00f67873" officeooo:paragraph-rsid="00f67873"/>
    </style:style>
    <style:style style:name="P17" style:family="paragraph" style:parent-style-name="Standard">
      <style:text-properties officeooo:rsid="00f9674f" officeooo:paragraph-rsid="00f9674f"/>
    </style:style>
    <style:style style:name="P18" style:family="paragraph" style:parent-style-name="Standard">
      <style:text-properties officeooo:rsid="00fa8cea" officeooo:paragraph-rsid="00fa8cea"/>
    </style:style>
    <style:style style:name="P19" style:family="paragraph" style:parent-style-name="Standard">
      <style:text-properties officeooo:rsid="00fa8cea" officeooo:paragraph-rsid="00fc2862"/>
    </style:style>
    <style:style style:name="P20" style:family="paragraph" style:parent-style-name="Standard">
      <style:text-properties officeooo:paragraph-rsid="00fdea2b"/>
    </style:style>
    <style:style style:name="P21" style:family="paragraph" style:parent-style-name="Standard">
      <style:text-properties officeooo:rsid="00fdea2b" officeooo:paragraph-rsid="00fdea2b"/>
    </style:style>
    <style:style style:name="P22" style:family="paragraph" style:parent-style-name="Standard">
      <style:text-properties officeooo:rsid="010233a3" officeooo:paragraph-rsid="00f67873"/>
    </style:style>
    <style:style style:name="P23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4" style:family="paragraph" style:parent-style-name="Standard">
      <style:text-properties officeooo:rsid="01053114" officeooo:paragraph-rsid="01053114"/>
    </style:style>
    <style:style style:name="P25" style:family="paragraph" style:parent-style-name="Text_20_body">
      <style:text-properties officeooo:rsid="002d8f10" officeooo:paragraph-rsid="002d8f10"/>
    </style:style>
    <style:style style:name="P26" style:family="paragraph" style:parent-style-name="Text_20_body">
      <style:text-properties officeooo:rsid="0036a586" officeooo:paragraph-rsid="0036a586"/>
    </style:style>
    <style:style style:name="P27" style:family="paragraph" style:parent-style-name="Text_20_body">
      <style:text-properties officeooo:rsid="002dc4bf" officeooo:paragraph-rsid="002dc4bf"/>
    </style:style>
    <style:style style:name="P28" style:family="paragraph" style:parent-style-name="Text_20_body">
      <style:text-properties officeooo:rsid="00eee252" officeooo:paragraph-rsid="00eee252"/>
    </style:style>
    <style:style style:name="P29" style:family="paragraph" style:parent-style-name="Text_20_body">
      <style:text-properties officeooo:rsid="0103397f"/>
    </style:style>
    <style:style style:name="P30" style:family="paragraph" style:parent-style-name="Text_20_body">
      <style:text-properties officeooo:rsid="01053114" officeooo:paragraph-rsid="01053114"/>
    </style:style>
    <style:style style:name="P31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2" style:family="paragraph" style:parent-style-name="Text_20_body">
      <style:text-properties officeooo:rsid="0105ed22" officeooo:paragraph-rsid="0105ed22"/>
    </style:style>
    <style:style style:name="P33" style:family="paragraph" style:parent-style-name="Text_20_body">
      <style:text-properties officeooo:rsid="01078da0" officeooo:paragraph-rsid="01078da0"/>
    </style:style>
    <style:style style:name="P34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35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36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37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38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39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0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1" style:family="paragraph" style:parent-style-name="Text_20_body">
      <style:text-properties officeooo:rsid="010b38a6" officeooo:paragraph-rsid="010b38a6"/>
    </style:style>
    <style:style style:name="P42" style:family="paragraph" style:parent-style-name="Text_20_body">
      <style:text-properties officeooo:rsid="010cac32" officeooo:paragraph-rsid="010cac32"/>
    </style:style>
    <style:style style:name="P43" style:family="paragraph" style:parent-style-name="Text_20_body">
      <style:text-properties officeooo:rsid="010dd573" officeooo:paragraph-rsid="010dd573"/>
    </style:style>
    <style:style style:name="P44" style:family="paragraph" style:parent-style-name="Text_20_body">
      <style:text-properties officeooo:rsid="01113585" officeooo:paragraph-rsid="01113585"/>
    </style:style>
    <style:style style:name="P45" style:family="paragraph" style:parent-style-name="Text_20_body">
      <style:text-properties officeooo:rsid="01118dd6" officeooo:paragraph-rsid="01118dd6"/>
    </style:style>
    <style:style style:name="P4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Standard" style:list-style-name="L1">
      <style:text-properties officeooo:rsid="00eee252" officeooo:paragraph-rsid="00eee252"/>
    </style:style>
    <style:style style:name="P48" style:family="paragraph" style:parent-style-name="Standard" style:list-style-name="L1">
      <style:text-properties officeooo:rsid="010f688b" officeooo:paragraph-rsid="010f688b"/>
    </style:style>
    <style:style style:name="P49" style:family="paragraph" style:parent-style-name="Standard" style:list-style-name="L1">
      <style:text-properties officeooo:rsid="01053114" officeooo:paragraph-rsid="01053114"/>
    </style:style>
    <style:style style:name="P50" style:family="paragraph" style:parent-style-name="Standard" style:list-style-name="L1">
      <style:text-properties officeooo:rsid="0116a2e7" officeooo:paragraph-rsid="0116a2e7"/>
    </style:style>
    <style:style style:name="P51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52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53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54" style:family="paragraph" style:parent-style-name="Standard" style:master-page-name="First_20_Page">
      <style:paragraph-properties style:page-number="auto"/>
    </style:style>
    <style:style style:name="P55" style:family="paragraph" style:parent-style-name="Text_20_body">
      <style:text-properties officeooo:rsid="01118dd6" officeooo:paragraph-rsid="01118dd6"/>
    </style:style>
    <style:style style:name="P56" style:family="paragraph" style:parent-style-name="Text_20_body">
      <style:text-properties officeooo:paragraph-rsid="01152188"/>
    </style:style>
    <style:style style:name="P57" style:family="paragraph" style:parent-style-name="Text_20_body">
      <style:text-properties officeooo:rsid="0116a2e7" officeooo:paragraph-rsid="0116a2e7"/>
    </style:style>
    <style:style style:name="P58" style:family="paragraph" style:parent-style-name="Heading_20_1">
      <style:paragraph-properties fo:break-before="page"/>
      <style:text-properties officeooo:rsid="003596f7" officeooo:paragraph-rsid="003596f7"/>
    </style:style>
    <style:style style:name="P59" style:family="paragraph" style:parent-style-name="Heading_20_1">
      <style:paragraph-properties fo:break-before="page"/>
      <style:text-properties officeooo:rsid="00064816" officeooo:paragraph-rsid="00064816"/>
    </style:style>
    <style:style style:name="P60" style:family="paragraph" style:parent-style-name="Heading_20_1">
      <style:paragraph-properties fo:break-before="page"/>
      <style:text-properties officeooo:rsid="010233a3" officeooo:paragraph-rsid="010233a3"/>
    </style:style>
    <style:style style:name="P61" style:family="paragraph" style:parent-style-name="Heading_20_1">
      <style:paragraph-properties fo:break-before="page"/>
      <style:text-properties officeooo:rsid="0068dc13" officeooo:paragraph-rsid="0068dc13"/>
    </style:style>
    <style:style style:name="P62" style:family="paragraph" style:parent-style-name="Heading_20_3">
      <style:paragraph-properties fo:break-before="page"/>
    </style:style>
    <style:style style:name="P63" style:family="paragraph" style:parent-style-name="Heading_20_2">
      <style:text-properties officeooo:rsid="0036a586" officeooo:paragraph-rsid="0036a586"/>
    </style:style>
    <style:style style:name="P64" style:family="paragraph" style:parent-style-name="Heading_20_2">
      <style:text-properties officeooo:paragraph-rsid="008eead1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ing_20_2">
      <style:paragraph-properties fo:break-before="page"/>
      <style:text-properties officeooo:rsid="01053114" officeooo:paragraph-rsid="01053114"/>
    </style:style>
    <style:style style:name="P67" style:family="paragraph" style:parent-style-name="Heading_20_2">
      <style:paragraph-properties fo:break-before="page"/>
      <style:text-properties officeooo:rsid="01113585" officeooo:paragraph-rsid="01113585"/>
    </style:style>
    <style:style style:name="P68" style:family="paragraph" style:parent-style-name="Heading_20_2">
      <style:paragraph-properties fo:break-before="page"/>
      <style:text-properties officeooo:rsid="01152188" officeooo:paragraph-rsid="01152188"/>
    </style:style>
    <style:style style:name="P6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52188"/>
    </style:style>
    <style:style style:name="T15" style:family="text">
      <style:text-properties officeooo:rsid="0116a2e7"/>
    </style:style>
    <style:style style:name="T16" style:family="text">
      <style:text-properties fo:color="#000000"/>
    </style:style>
    <style:style style:name="T17" style:family="text">
      <style:text-properties fo:color="#000000" officeooo:rsid="0116a2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6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9"><text:a xlink:type="simple" xlink:href="#__RefHeading___Toc467_918909501" text:style-name="Index_20_Link" text:visited-style-name="Index_20_Link">Über dieses Dokument<text:tab/>3</text:a></text:p>
          <text:p text:style-name="P70"><text:a xlink:type="simple" xlink:href="#__RefHeading___Toc469_918909501" text:style-name="Index_20_Link" text:visited-style-name="Index_20_Link">Zielgruppe<text:tab/>3</text:a></text:p>
          <text:p text:style-name="P69"><text:a xlink:type="simple" xlink:href="#__RefHeading___Toc177_1047507027" text:style-name="Index_20_Link" text:visited-style-name="Index_20_Link">Übersicht der neuen Features<text:tab/>4</text:a></text:p>
          <text:p text:style-name="P69"><text:a xlink:type="simple" xlink:href="#__RefHeading__1486_1705786087" text:style-name="Index_20_Link" text:visited-style-name="Index_20_Link">Detailbeschreibung der neuen Features<text:tab/>5</text:a></text:p>
          <text:p text:style-name="P70"><text:a xlink:type="simple" xlink:href="#__RefHeading__1488_1705786087" text:style-name="Index_20_Link" text:visited-style-name="Index_20_Link">„Banner“ Klasse hinzugefügt<text:tab/>5</text:a></text:p>
          <text:p text:style-name="P71"><text:a xlink:type="simple" xlink:href="#__RefHeading__1490_1705786087" text:style-name="Index_20_Link" text:visited-style-name="Index_20_Link">„Banners“ Klasse hinzugefügt<text:tab/>6</text:a></text:p>
          <text:p text:style-name="P70"><text:a xlink:type="simple" xlink:href="#__RefHeading__428_1415764677" text:style-name="Index_20_Link" text:visited-style-name="Index_20_Link">Shell-Script „sinfo.php“ hinzugefügt<text:tab/>7</text:a></text:p>
          <text:p text:style-name="P70"><text:a xlink:type="simple" xlink:href="#__RefHeading__377_1415764677" text:style-name="Index_20_Link" text:visited-style-name="Index_20_Link">Shell-Script sremove.php hinzugefügt<text:tab/>8</text:a></text:p>
          <text:p text:style-name="P70"><text:a xlink:type="simple" xlink:href="#__RefHeading__447_1415764677" text:style-name="Index_20_Link" text:visited-style-name="Index_20_Link">Shell-Script „version.php“ hinzugefügt<text:tab/>9</text:a></text:p>
          <text:p text:style-name="P70"><text:a xlink:type="simple" xlink:href="#__RefHeading__490_1483748278" text:style-name="Index_20_Link" text:visited-style-name="Index_20_Link">Funktion containsModule() zur Klasse Page hinzugefügt<text:tab/>10</text:a></text:p>
          <text:p text:style-name="P69"><text:a xlink:type="simple" xlink:href="#__RefHeading__739_824205956" text:style-name="Index_20_Link" text:visited-style-name="Index_20_Link">Sonstige Änderungen<text:tab/>11</text:a></text:p>
          <text:p text:style-name="P70"><text:a xlink:type="simple" xlink:href="#__RefHeading___Toc439_918909501" text:style-name="Index_20_Link" text:visited-style-name="Index_20_Link">Änderungen der Datenbankstruktur<text:tab/>11</text:a></text:p>
          <text:p text:style-name="P70"><text:a xlink:type="simple" xlink:href="#__RefHeading__483_502144810" text:style-name="Index_20_Link" text:visited-style-name="Index_20_Link">Änderungen der API<text:tab/>11</text:a></text:p>
        </text:index-body>
      </text:table-of-content>
      <text:p text:style-name="Text_20_body"/>
      <text:h text:style-name="P58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63" text:outline-level="2"><text:bookmark-start text:name="__RefHeading___Toc469_918909501"/>Zielgruppe<text:bookmark-end text:name="__RefHeading___Toc469_918909501"/></text:h>
      <text:p text:style-name="P26">Zielgruppe dieses Dokuments sind Systemadministratoren, Webentwickler und Endanwender von UliCMS.</text:p>
      <text:h text:style-name="P59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3366223221656642650" text:style-name="L1">
        <text:list-item>
          <text:p text:style-name="P47">Klassen Banner und Banners hinzugefügt</text:p>
        </text:list-item>
        <text:list-item>
          <text:p text:style-name="P48">Shell-<text:span text:style-name="T15">S</text:span>cript sinfo.php hinzugefügt</text:p>
        </text:list-item>
        <text:list-item>
          <text:p text:style-name="P49">Shell-<text:span text:style-name="T15">S</text:span>cript sremove.php hinzugefügt</text:p>
        </text:list-item>
        <text:list-item>
          <text:p text:style-name="P50">Shell-Script version.php hinzugefügt</text:p>
        </text:list-item>
        <text:list-item>
          <text:p text:style-name="P50"><text:span text:style-name="T14">Funktion containsModule() zur Klasse Page hinzugefügt</text:span></text:p>
        </text:list-item>
      </text:list>
      <text:p text:style-name="P8"/>
      <text:h text:style-name="P60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8">Die Klasse Banner wurde hinzugefügt.<text:line-break/>Diese ermöglicht, Banner programmatisch zu erstellen, zu bearbeiten und zu löschen.</text:p>
      <text:p text:style-name="P28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4">Wenn id = null ist, wird ein Insert durchgeführt, ansonsten ein Update</text:p>
      <text:p text:style-name="P14"/>
      <text:p text:style-name="P11">$banner-&gt;create()</text:p>
      <text:p text:style-name="P16">Führt ein SQL Insert durch</text:p>
      <text:p text:style-name="P14"/>
      <text:p text:style-name="P11">$banner-&gt;update()</text:p>
      <text:p text:style-name="P16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6"/>
      <text:p text:style-name="P22"/>
      <text:h text:style-name="P62" text:outline-level="3"><text:bookmark-start text:name="__RefHeading__1490_1705786087"/>„Banner<text:span text:style-name="T8">s</text:span>“ Klasse hinzugefügt<text:bookmark-end text:name="__RefHeading__1490_1705786087"/></text:h>
      <text:p text:style-name="P18">Desweiteren wurde die Klasse Banners (Mehrzahl) hinzugefügt.</text:p>
      <text:p text:style-name="P21">Diese Funktionen geben jeweils Arrays mit Banner Objekten zurück.</text:p>
      <text:p text:style-name="P17"/>
      <text:p text:style-name="P9"><text:span text:style-name="T5">Banners::</text:span>getAll($order = "id")</text:p>
      <text:p text:style-name="P19">Alle Banner als Array zurückgeben, geordnet nach der Spalte $order.</text:p>
      <text:p text:style-name="Standard"/>
      <text:p text:style-name="P9">Banners::getByLanguage($language, $order = "language")</text:p>
      <text:p text:style-name="P20">Alle Banner <text:span text:style-name="T6">mit der Sprache $language als Array </text:span>zurückgeben, geordnet nach der Spalte $order.</text:p>
      <text:p text:style-name="P20"/>
      <text:p text:style-name="P12">Banners::getBy<text:span text:style-name="T7">Type</text:span>($<text:span text:style-name="T7">type</text:span>, $order = "language")</text:p>
      <text:p text:style-name="P20">Alle Banner <text:span text:style-name="T6">mit dem Typ $type als Array </text:span>zurückgeben, geordnet nach der Spalte $order.</text:p>
      <text:p text:style-name="P20"/>
      <text:p text:style-name="P20"/>
      <text:p text:style-name="P20"/>
      <text:h text:style-name="P65" text:outline-level="2"><text:bookmark-start text:name="__RefHeading__428_1415764677"/>Shell-S<text:span text:style-name="T13">c</text:span>ript „sinfo.php“ hinzugefügt<text:bookmark-end text:name="__RefHeading__428_1415764677"/></text:h>
      <text:p text:style-name="P41">Das Shell-S<text:span text:style-name="T13">c</text:span>ript sinfo.php wurde hinzugefügt.</text:p>
      <text:p text:style-name="P41">Dieses gibt eine Liste aller installieren Module und/oder Themes inklusive Versionsnummer zurück.</text:p>
      <text:p text:style-name="P42">Es hat die folgende Syntax:</text:p>
      <text:p text:style-name="P36">$ ulicms/shell/sinfo.php [all|modules|themes]</text:p>
      <text:p text:style-name="P42">Das Dollar-Zeichen steht für den Eingabeprompt und darf nicht mit abgetippt werden.</text:p>
      <text:p text:style-name="P42"><text:span text:style-name="T10">sinfo.php</text:span> hat einen optional Parameter der „all“, „modules“, oder „themes“ sein kann, wobei „all“ der Standardwert ist.</text:p>
      <text:p text:style-name="P43">Der folgende Befehls-Syntax</text:p>
      <text:p text:style-name="P37">$ ulicms/shell/sinfo.php all</text:p>
      <text:p text:style-name="P43">gibt beispielsweise folgendes aus:</text:p>
      <text:p text:style-name="P38">Modules: </text:p>
      <text:p text:style-name="P38">- fortune 0.0.5 </text:p>
      <text:p text:style-name="P38">- pfbc_sample 9.0.2 </text:p>
      <text:p text:style-name="P38">- slicknav 1.0.2 </text:p>
      <text:p text:style-name="P38"/>
      <text:p text:style-name="P38">3 modules total </text:p>
      <text:p text:style-name="P38">________________________________________ </text:p>
      <text:p text:style-name="P38"/>
      <text:p text:style-name="P38">Themes: </text:p>
      <text:p text:style-name="P38">- 2016 1.0.3 </text:p>
      <text:p text:style-name="P38"/>
      <text:p text:style-name="P38">1 themes total </text:p>
      <text:p text:style-name="P38"/>
      <text:p text:style-name="Text_20_body"/>
      <text:h text:style-name="P66" text:outline-level="2"><text:bookmark-start text:name="__RefHeading__377_1415764677"/>Shell-S<text:span text:style-name="T13">c</text:span>ript sremove.php hinzugefügt<text:bookmark-end text:name="__RefHeading__377_1415764677"/></text:h>
      <text:p text:style-name="P30">Das Shell-<text:span text:style-name="T13">S</text:span>cript <text:span text:style-name="T9">shell/sremove.php</text:span> wurde hinzugefügt.<text:line-break/>Dieses ermöglicht Module und Templates zu deinstallieren.</text:p>
      <text:p text:style-name="P31">Es hat die folgende Befehls-Syntax:</text:p>
      <text:p text:style-name="P35"><text:span text:style-name="T11">$ </text:span>ulicms/shell/sremove.php [module|theme] package1 package2 package3</text:p>
      <text:p text:style-name="P15"/>
      <text:p text:style-name="P13">Beispiele:</text:p>
      <text:p text:style-name="P24"/>
      <text:p text:style-name="P34"><text:span text:style-name="T11">$ </text:span>ulicms/shell/sremove.php <text:span text:style-name="T11">module kontaktformular fortune jquery_tablesorter</text:span></text:p>
      <text:p text:style-name="P34"><text:span text:style-name="T11">$ </text:span>ulicms/shell/sremove.php <text:span text:style-name="T11">template cleanblue</text:span></text:p>
      <text:p text:style-name="P32"/>
      <text:p text:style-name="P32">Das Dollerzeichen steht für den Prompt der Kommanodzeile und darf nicht mit eingegeben werden.</text:p>
      <text:p text:style-name="P33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4"/>
      <text:p text:style-name="P24"/>
      <text:p text:style-name="P23"/>
      <text:p text:style-name="P28"/>
      <text:h text:style-name="P67" text:outline-level="2"><text:bookmark-start text:name="__RefHeading__447_1415764677"/>Shell-<text:span text:style-name="T12">S</text:span>cript „version.php“ hinzugefügt<text:bookmark-end text:name="__RefHeading__447_1415764677"/></text:h>
      <text:p text:style-name="P44">Das Shell-<text:span text:style-name="T12">S</text:span>cript shell/version.php wurde hinzugefügt. Dieses hat keine Parameter und gibt die Version der UliCMS Installation zurück.</text:p>
      <text:p text:style-name="P44">Der Befehlsaufrauf</text:p>
      <text:p text:style-name="P39">$ shell/version.php</text:p>
      <text:p text:style-name="P45">Gibt eine Zeichenkette wie</text:p>
      <text:p text:style-name="P40">UliCMS Release 9.8.3 </text:p>
      <text:p text:style-name="P45">zurück.</text:p>
      <text:h text:style-name="P68" text:outline-level="2"><text:bookmark-start text:name="__RefHeading__490_1483748278"/>Funktion containsModule<text:span text:style-name="T15">()</text:span> zur Klasse Page hinzugefügt<text:bookmark-end text:name="__RefHeading__490_1483748278"/></text:h>
      <text:p text:style-name="P57">Es wurde die Funktion containsModule zur Klasse Page hinzugefügt.</text:p>
      <text:p text:style-name="P57">Die Funktion hat einen Parameter, den optionalen Parameter $module.<text:line-break/>Der Name eines Moduls kann als Parameter übergeben werden, um zu prüfen, ob die Seite ein bestimmtes Modul enthält.</text:p>
      <text:p text:style-name="P57">Diese ist wie im folgenden Beispiel zu nutzen</text:p>
      <text:p text:style-name="P51"><text:span text:style-name="T17">$page = ContentFactory::</text:span><text:span text:style-name="T16">loadBySystemnameAndLanguage</text:span><text:span text:style-name="T17">(„willkommen“, „de“)</text:span></text:p>
      <text:p text:style-name="P52"/>
      <text:p text:style-name="P53"><text:span text:style-name="T16">if($page-&gt;containsModule()){</text:span></text:p>
      <text:p text:style-name="P53"><text:s text:c="5"/>echo „Seite enthält ein Modul.„;</text:p>
      <text:p text:style-name="P53"><text:span text:style-name="T16">}</text:span></text:p>
      <text:p text:style-name="P53"><text:span text:style-name="T16"/></text:p>
      <text:p text:style-name="P53"><text:span text:style-name="T16">if($page-&gt;containsModule(„blog“)){</text:span></text:p>
      <text:p text:style-name="P53"><text:s text:c="5"/>echo „Seite enthält das Modul blog.“;</text:p>
      <text:p text:style-name="P53"><text:span text:style-name="T16">}</text:span></text:p>
      <text:p text:style-name="P56"/>
      <text:h text:style-name="P61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5">In dieser Version wurden keine Änderungen an der Datenbank vorgenommen.</text:p>
      <text:p text:style-name="P27">Das update-Skript <text:span text:style-name="T1">im Upgrade-Paket </text:span>dient lediglich dazu, die Liste der installed_patches zurückzusetzen.</text:p>
      <text:p text:style-name="P27"/>
      <text:h text:style-name="P64" text:outline-level="2"><text:bookmark-start text:name="__RefHeading__483_502144810"/>Änderungen der API<text:bookmark-end text:name="__RefHeading__483_502144810"/></text:h>
      <text:p text:style-name="P29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3T13:24:17.748098974">13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6H47M31S</meta:editing-duration>
    <meta:editing-cycles>256</meta:editing-cycles>
    <meta:generator>LibreOffice/4.2.8.2$Linux_x86 LibreOffice_project/420m0$Build-2</meta:generator>
    <dc:date>2016-03-13T13:24:17.589091841</dc:date>
    <dc:creator>Ulrich Schmidt</dc:creator>
    <meta:document-statistic meta:table-count="0" meta:image-count="2" meta:object-count="0" meta:page-count="11" meta:paragraph-count="113" meta:word-count="611" meta:character-count="4834" meta:non-whitespace-character-count="4320"/>
  </office:meta>
</office:document-meta>
</file>